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A0000004B03979B3D5F3B06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2" svg:font-family="Calibri"/>
    <style:font-face style:name="Courier1" svg:font-family="Courier"/>
    <style:font-face style:name="Times1" svg:font-family="Times"/>
    <style:font-face style:name="ＭＳ Ｐゴシック" svg:font-family="'ＭＳ Ｐゴシック'"/>
    <style:font-face style:name="Lucida Sans Unicode1" svg:font-family="'Lucida Sans Unicode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imes" svg:font-family="Times" style:font-pitch="variable"/>
    <style:font-face style:name="ＭＳ Ｐゴシック2" svg:font-family="'ＭＳ Ｐゴシック'" style:font-pitch="variable"/>
    <style:font-face style:name="DejaVu Sans1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round" svg:stroke-linecap="butt" draw:fill="solid" draw:fill-color="#ccffcc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.026cm" draw:stroke-linejoin="round" svg:stroke-linecap="butt" draw:fill="solid" draw:fill-color="#bbe0e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svg:stroke-linecap="butt" draw:fill="solid" draw:fill-color="#bbe0e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svg:stroke-linecap="butt" draw:fill="solid" draw:fill-color="#ccffcc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svg:stroke-linecap="butt" draw:fill="hatch" draw:fill-color="#bbe0e3" draw:fill-hatch-name="Hatching_20_1" draw:fill-hatch-solid="tru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round" svg:stroke-linecap="butt" draw:fill="hatch" draw:fill-color="#ccffcc" draw:fill-hatch-name="Hatching_20_1" draw:fill-hatch-solid="tru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round" svg:stroke-linecap="butt" draw:fill="solid" draw:fill-color="#bbe0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svg:stroke-linecap="butt" draw:fill="solid" draw:fill-color="#bbe0e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svg:stroke-linecap="butt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svg:stroke-width="0.026cm" draw:stroke-linejoin="round" svg:stroke-linecap="butt" draw:fill="solid" draw:fill-color="#a3a3e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round" svg:stroke-linecap="butt" draw:fill="solid" draw:fill-color="#a3a3e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round" svg:stroke-linecap="butt" draw:fill="solid" draw:fill-color="#bfbfb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808080" draw:stroke-linejoin="round" svg:stroke-linecap="butt" draw:fill="solid" draw:fill-color="#cccccc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svg:stroke-linecap="butt" draw:fill="hatch" draw:fill-color="#b3b3b3" draw:fill-hatch-name="Hatching_20_2" draw:fill-hatch-solid="tru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808080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35353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8" style:family="paragraph">
      <style:paragraph-properties fo:margin-left="0cm" fo:margin-right="0cm" fo:margin-top="0.22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8pt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398cm" fo:margin-bottom="0.2cm" fo:line-height="9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.141cm" fo:margin-bottom="0cm" fo:line-height="140%" fo:text-align="start" fo:text-indent="0cm" style:punctuation-wrap="hanging" style:writing-mode="lr-tb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8pt"/>
    </style:style>
    <style:style style:name="P17" style:family="paragraph">
      <loext:graphic-properties draw:fill="solid" draw:fill-color="#ccffcc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solid" draw:fill-color="#bbe0e3"/>
      <style:paragraph-properties fo:text-align="center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hatch" draw:fill-color="#bbe0e3" draw:fill-hatch-name="Hatching_20_1" draw:fill-hatch-solid="true"/>
      <style:paragraph-properties fo:text-align="center" style:writing-mode="lr-tb" style:font-independent-line-spacing="true"/>
      <style:text-properties fo:font-size="18pt"/>
    </style:style>
    <style:style style:name="P21" style:family="paragraph">
      <loext:graphic-properties draw:fill="hatch" draw:fill-color="#ccffcc" draw:fill-hatch-name="Hatching_20_1" draw:fill-hatch-solid="true"/>
      <style:paragraph-properties fo:text-align="center" style:writing-mode="lr-tb" style:font-independent-line-spacing="true"/>
      <style:text-properties fo:font-size="18pt"/>
    </style:style>
    <style:style style:name="P22" style:family="paragraph">
      <loext:graphic-properties draw:fill="solid" draw:fill-color="#bbe0e3"/>
      <style:paragraph-properties fo:text-align="center"/>
      <style:text-properties fo:font-size="18pt"/>
    </style:style>
    <style:style style:name="P23" style:family="paragraph">
      <loext:graphic-properties draw:fill="solid" draw:fill-color="#000000"/>
      <style:paragraph-properties fo:text-align="center" style:writing-mode="lr-tb" style:font-independent-line-spacing="true"/>
      <style:text-properties fo:font-size="18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solid" draw:fill-color="#a3a3e0"/>
      <style:paragraph-properties fo:text-align="center" style:writing-mode="lr-tb" style:font-independent-line-spacing="true"/>
      <style:text-properties fo:font-size="18pt"/>
    </style:style>
    <style:style style:name="P26" style:family="paragraph">
      <loext:graphic-properties draw:fill="solid" draw:fill-color="#bfbfbf"/>
      <style:paragraph-properties fo:text-align="center" style:writing-mode="lr-tb" style:font-independent-line-spacing="true"/>
      <style:text-properties fo:font-size="18pt"/>
    </style:style>
    <style:style style:name="P27" style:family="paragraph">
      <loext:graphic-properties draw:fill="solid" draw:fill-color="#cccccc"/>
      <style:paragraph-properties fo:text-align="center" style:writing-mode="lr-tb" style:font-independent-line-spacing="true"/>
      <style:text-properties fo:font-size="18pt"/>
    </style:style>
    <style:style style:name="P28" style:family="paragraph">
      <loext:graphic-properties draw:fill="hatch" draw:fill-color="#b3b3b3" draw:fill-hatch-name="Hatching_20_2" draw:fill-hatch-solid="true"/>
      <style:paragraph-properties fo:text-align="center" style:writing-mode="lr-tb" style:font-independent-line-spacing="true"/>
      <style:text-properties fo:font-size="18pt"/>
    </style:style>
    <style:style style:name="P29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cm" fo:margin-bottom="0cm" fo:line-height="120%" fo:text-align="start" fo:text-indent="0cm" style:punctuation-wrap="simple" style:writing-mode="lr-tb"/>
      <style:text-properties fo:font-size="18pt"/>
    </style:style>
    <style:style style:name="P33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34" style:family="paragraph">
      <loext:graphic-properties draw:fill="solid" draw:fill-color="#d9d9d9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35" style:family="paragraph">
      <loext:graphic-properties draw:fill="solid" draw:fill-color="#d9d9d9"/>
      <style:paragraph-properties fo:text-align="center" style:writing-mode="lr-tb" style:font-independent-line-spacing="true"/>
      <style:text-properties fo:font-size="18pt"/>
    </style:style>
    <style:style style:name="P36" style:family="paragraph">
      <style:paragraph-properties fo:margin-left="0cm" fo:margin-right="0cm" fo:margin-top="0.326cm" fo:margin-bottom="0.1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name-asian="ＭＳ Ｐゴシック" style:font-size-asian="44pt" style:font-style-asian="normal" style:font-weight-asian="normal" style:font-name-complex="ＭＳ Ｐゴシック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Lucida Sans Unicode1" style:font-size-asian="12pt" style:font-style-asian="normal" style:font-weight-asian="normal" style:font-name-complex="Lucida Sans Unicode2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language="en" fo:country="US" fo:font-style="normal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CA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normal" style:font-name-asian="ＭＳ Ｐゴシック" style:font-size-asian="36pt" style:font-style-asian="normal" style:font-weight-asian="normal" style:font-name-complex="ＭＳ Ｐゴシック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style:font-name-asian="ＭＳ Ｐゴシック" style:font-size-asian="18pt" style:font-style-asian="normal" style:font-weight-asian="bold" style:font-name-complex="ＭＳ Ｐゴシック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italic" style:text-underline-style="none" fo:font-weight="normal" style:font-name-asian="ＭＳ Ｐゴシック" style:font-size-asian="20pt" style:font-style-asian="italic" style:font-weight-asian="normal" style:font-name-complex="ＭＳ Ｐゴシック" style:font-size-complex="20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en" fo:country="CA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1" fo:font-size="10.5pt" fo:letter-spacing="normal" fo:language="en" fo:country="CA" fo:font-style="normal" style:text-underline-style="none" fo:font-weight="normal" style:font-size-asian="10.5pt" style:font-style-asian="normal" style:font-weight-asian="normal" style:font-name-complex="Courier1" style:font-size-complex="10.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en" fo:country="CA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language="en" fo:country="CA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language="en" fo:country="CA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C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language="en" fo:country="CA" fo:font-style="normal" style:text-underline-style="none" fo:font-weight="normal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1" fo:font-size="20pt" fo:letter-spacing="normal" fo:language="en" fo:country="CA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1" fo:font-size="14pt" fo:letter-spacing="normal" fo:language="en" fo:country="C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C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normal" style:font-name-asian="ＭＳ Ｐゴシック" style:font-size-asian="26pt" style:font-style-asian="normal" style:font-weight-asian="normal" style:font-name-complex="ＭＳ Ｐゴシック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1" fo:font-size="8pt" fo:letter-spacing="normal" fo:language="nl" fo:country="NL" fo:font-style="normal" style:text-underline-style="none" fo:font-weight="normal" style:font-size-asian="8pt" style:font-style-asian="normal" style:font-weight-asian="normal" style:font-name-complex="Courier1" style:font-size-complex="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language="nl" fo:country="NL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language="en" fo:country="C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CA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CA" fo:font-style="normal" style:text-underline-style="none" fo:font-weight="normal" style:font-name-asian="ＭＳ Ｐゴシック" style:font-size-asian="44pt" style:font-style-asian="normal" style:font-weight-asian="normal" style:font-name-complex="ＭＳ Ｐゴシック" style:font-size-complex="44pt" style:font-style-complex="normal" style:font-weight-complex="normal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en" fo:country="CA" fo:font-style="normal" fo:text-shadow="none" style:text-underline-style="none" fo:font-weight="normal" style:letter-kerning="true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ourier1" fo:font-size="28pt" fo:letter-spacing="normal" fo:language="en" fo:country="CA" fo:font-style="normal" fo:text-shadow="none" style:text-underline-style="none" fo:font-weight="normal" style:letter-kerning="true" fo:background-color="transparent" style:font-name-asian="ＭＳ Ｐゴシック" style:font-size-asian="28pt" style:font-style-asian="normal" style:font-weight-asian="normal" style:font-name-complex="Courier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CA" fo:font-style="normal" style:text-underline-style="none" fo:font-weight="normal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anaging Disks and File Systems</text:span></text:p>
          </draw:text-box>
        </draw:frame>
        <draw:frame draw:name="Rectangle 3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frame draw:name="Rectangle 7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: What is a File System?" draw:style-name="dp1" draw:master-page-name="Title_20_and_20_Content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Recap: What is a File System?</text:span></text:p>
          </draw:text-box>
        </draw:frame>
        <draw:frame draw:name="Rectangle 3" presentation:style-name="pr6" draw:text-style-name="P9" draw:layer="layout" svg:width="21.6cm" svg:height="6.772cm" svg:x="2.4cm" svg:y="4.428cm" presentation:class="outline" presentation:user-transformed="true">
          <draw:text-box>
            <text:list text:style-name="L3">
              <text:list-item>
                <text:p text:style-name="P7"><text:span text:style-name="T4">Manage data storage – random access devices</text:span></text:p>
              </text:list-item>
              <text:list-item>
                <text:p text:style-name="P7"><text:span text:style-name="T4">Hierarchical structure</text:span></text:p>
              </text:list-item>
              <text:list-item>
                <text:p text:style-name="P7"><text:span text:style-name="T4">Absolute and Relative Paths</text:span></text:p>
              </text:list-item>
            </text:list>
            <text:p text:style-name="P8"><text:span text:style-name="T5"/></text:p>
          </draw:text-box>
        </draw:frame>
        <draw:custom-shape draw:name="TextBox 1" draw:style-name="gr2" draw:text-style-name="P11" draw:layer="layout" svg:width="14.994cm" svg:height="2.283cm" svg:x="4.137cm" svg:y="12.912cm">
          <text:p text:style-name="P10"><text:span text:style-name="T6">Review your notes </text:span><text:span text:style-name="T6">from Fundamentals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lassic “stack”" draw:style-name="dp1" draw:master-page-name="Title_20_and_20_Content" presentation:presentation-page-layout-name="AL2T11">
        <draw:frame draw:name="Rectangle 2" presentation:style-name="pr5" draw:text-style-name="P2" draw:layer="layout" svg:width="22.859cm" svg:height="2.539cm" svg:x="1.058cm" svg:y="1.058cm" presentation:class="title" presentation:user-transformed="true">
          <draw:text-box>
            <text:p text:style-name="P12"><text:span text:style-name="T8">The classic “stack”</text:span></text:p>
          </draw:text-box>
        </draw:frame>
        <draw:frame draw:name="Rectangle 3" presentation:style-name="pr6" draw:text-style-name="P9" draw:layer="layout" svg:width="19.896cm" svg:height="5.079cm" svg:x="2.963cm" svg:y="4.868cm" presentation:class="outline" presentation:user-transformed="true">
          <draw:text-box>
            <text:list text:style-name="L3">
              <text:list-item>
                <text:p text:style-name="P13"><text:span text:style-name="T9">Physical Disks are divided into partitions</text:span></text:p>
              </text:list-item>
              <text:list-item>
                <text:p text:style-name="P13"><text:span text:style-name="T9">One file system is built on each partition</text:span></text:p>
              </text:list-item>
              <text:list-item>
                <text:p text:style-name="P13"><text:span text:style-name="T9">Many file systems are assembled into a single file system tree </text:span><text:span text:style-name="T10"><text:s/></text:span></text:p>
              </text:list-item>
            </text:list>
          </draw:text-box>
        </draw:frame>
        <presentation:notes draw:style-name="dp2">
          <draw:frame draw:name="Rectangle 7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" presentation:class="page"/>
          <draw:frame draw:name="Rectangle 3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LVM “stack”" draw:style-name="dp1" draw:master-page-name="Title_20_and_20_Content" presentation:presentation-page-layout-name="AL2T11">
        <draw:frame draw:name="Rectangle 2" presentation:style-name="pr5" draw:text-style-name="P2" draw:layer="layout" svg:width="22.859cm" svg:height="2.539cm" svg:x="1.058cm" svg:y="1.058cm" presentation:class="title" presentation:user-transformed="true">
          <draw:text-box>
            <text:p text:style-name="P12"><text:span text:style-name="T8">The LVM “stack”</text:span></text:p>
          </draw:text-box>
        </draw:frame>
        <draw:frame draw:name="Rectangle 3" presentation:style-name="pr6" draw:text-style-name="P9" draw:layer="layout" svg:width="21.837cm" svg:height="9.378cm" svg:x="2cm" svg:y="4.222cm" presentation:class="outline" presentation:user-transformed="true">
          <draw:text-box>
            <text:list text:style-name="L3">
              <text:list-item>
                <text:p text:style-name="P14"><text:span text:style-name="T11">Physical Disks are configured with </text:span><text:span text:style-name="T12">one*</text:span><text:span text:style-name="T11"> partition each</text:span></text:p>
              </text:list-item>
              <text:list-item>
                <text:p text:style-name="P14"><text:span text:style-name="T11">Partitions are formatted as LVM Physical Volumes</text:span></text:p>
              </text:list-item>
              <text:list-item>
                <text:p text:style-name="P14"><text:span text:style-name="T11">LVM Physical Volumes are assembled into LVM Volume Groups</text:span></text:p>
              </text:list-item>
              <text:list-item>
                <text:p text:style-name="P14"><text:span text:style-name="T11">LVM Logical Volumes are allocated from Volume Groups</text:span></text:p>
              </text:list-item>
              <text:list-item>
                <text:p text:style-name="P14"><text:span text:style-name="T11">One file system is built on each logical volume</text:span></text:p>
              </text:list-item>
              <text:list-item>
                <text:p text:style-name="P14"><text:span text:style-name="T11">Many file systems are assembled into a single file system tree</text:span><text:span text:style-name="T13"> <text:s/></text:span></text:p>
              </text:list-item>
            </text:list>
          </draw:text-box>
        </draw:frame>
        <draw:custom-shape draw:name="TextBox 1" draw:style-name="gr2" draw:text-style-name="P11" draw:layer="layout" svg:width="18.905cm" svg:height="0.927cm" svg:x="3.986cm" svg:y="14.817cm">
          <text:p text:style-name="P10"><text:span text:style-name="T14">*</text:span><text:span text:style-name="T15">This is not a firm requirement, in fact Linux must break it for the boot </text:span><text:span text:style-name="T15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" presentation:class="page"/>
          <draw:frame draw:name="Rectangle 3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Rectangle 2_0" presentation:style-name="pr5" draw:text-style-name="P2" draw:layer="layout" svg:width="22.859cm" svg:height="2.539cm" svg:x="1.058cm" svg:y="1.058cm" presentation:class="title" presentation:user-transformed="true">
          <draw:text-box>
            <text:p text:style-name="P12"><text:span text:style-name="T8">Partitioning</text:span></text:p>
          </draw:text-box>
        </draw:frame>
        <draw:frame draw:name="Rectangle 3_0" presentation:style-name="pr6" draw:text-style-name="P9" draw:layer="layout" svg:width="21.837cm" svg:height="9.378cm" svg:x="2cm" svg:y="4.222cm" presentation:class="outline" presentation:user-transformed="true">
          <draw:text-box>
            <text:list text:style-name="L3">
              <text:list-item>
                <text:p text:style-name="P14"><text:span text:style-name="T13">Both LVM and ‘classic’ start with partitioning</text:span></text:p>
              </text:list-item>
              <text:list-item>
                <text:p text:style-name="P14"><text:span text:style-name="T13">Two schemes are common on Linux systems</text:span></text:p>
                <text:list>
                  <text:list-item>
                    <text:p text:style-name="P15"><text:span text:style-name="T13">DOS</text:span></text:p>
                  </text:list-item>
                  <text:list-item>
                    <text:p text:style-name="P15"><text:span text:style-name="T13">GPT</text:span></text:p>
                  </text:list-item>
                </text:list>
              </text:list-item>
            </text:list>
          </draw:text-box>
        </draw:frame>
        <draw:custom-shape draw:name="TextBox 1_0" draw:style-name="gr3" draw:text-style-name="P16" draw:layer="layout" svg:width="15.557cm" svg:height="0.927cm" svg:x="4.78cm" svg:y="14.817cm">
          <text:p text:style-name="P10"><text:span text:style-name="T14">*</text:span><text:span text:style-name="T15">Partitioning in not strictly required, we may use entire dis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_0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_1" draw:style-name="gr1" draw:layer="layout" svg:width="12.699cm" svg:height="9.524cm" svg:x="3.175cm" svg:y="1.905cm" draw:page-number="5" presentation:class="page"/>
          <draw:frame draw:name="Rectangle 3_1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Rectangle 2_2" presentation:style-name="pr5" draw:text-style-name="P2" draw:layer="layout" svg:width="22.859cm" svg:height="2.539cm" svg:x="1.058cm" svg:y="1.058cm" presentation:class="title" presentation:user-transformed="true">
          <draw:text-box>
            <text:p text:style-name="P12"><text:span text:style-name="T8">Partitioning - DOS</text:span></text:p>
          </draw:text-box>
        </draw:frame>
        <draw:frame draw:name="Rectangle 3_2" presentation:style-name="pr6" draw:text-style-name="P9" draw:layer="layout" svg:width="21.837cm" svg:height="9.378cm" svg:x="2cm" svg:y="4.222cm" presentation:class="outline" presentation:user-transformed="true">
          <draw:text-box>
            <text:list text:style-name="L3">
              <text:list-item>
                <text:p text:style-name="P14"><text:span text:style-name="T13">Up to 4 primary partitions or 3 primary + 12 extended </text:span></text:p>
              </text:list-item>
              <text:list-item>
                <text:p text:style-name="P14"><text:span text:style-name="T13">Max disk size 2TB</text:span></text:p>
              </text:list-item>
              <text:list-item>
                <text:p text:style-name="P14"><text:span text:style-name="T13">Max partition size 2TB</text:span></text:p>
              </text:list-item>
              <text:list-item>
                <text:p text:style-name="P14"><text:span text:style-name="T13">Required for root disk on systems with BIOS</text:span></text:p>
              </text:list-item>
              <text:list-item>
                <text:p text:style-name="P14"><text:span text:style-name="T13">Extended partitions are implemented by using one primary partition entry to hold pointers to the extended partitions </text:span><text:span text:style-name="T16">(we will see this in the lab)</text:span></text:p>
              </text:list-item>
            </text:list>
          </draw:text-box>
        </draw:frame>
        <presentation:notes draw:style-name="dp3">
          <draw:frame draw:name="Rectangle 7_1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_3" draw:style-name="gr1" draw:layer="layout" svg:width="12.699cm" svg:height="9.524cm" svg:x="3.175cm" svg:y="1.905cm" draw:page-number="6" presentation:class="page"/>
          <draw:frame draw:name="Rectangle 3_3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Rectangle 2_4" presentation:style-name="pr5" draw:text-style-name="P2" draw:layer="layout" svg:width="22.859cm" svg:height="2.539cm" svg:x="1.058cm" svg:y="1.058cm" presentation:class="title" presentation:user-transformed="true">
          <draw:text-box>
            <text:p text:style-name="P12"><text:span text:style-name="T8">Partitioning - GPT</text:span></text:p>
          </draw:text-box>
        </draw:frame>
        <draw:frame draw:name="Rectangle 3_4" presentation:style-name="pr6" draw:text-style-name="P9" draw:layer="layout" svg:width="21.837cm" svg:height="9.378cm" svg:x="2cm" svg:y="4.222cm" presentation:class="outline" presentation:user-transformed="true">
          <draw:text-box>
            <text:list text:style-name="L3">
              <text:list-item>
                <text:p text:style-name="P14"><text:span text:style-name="T13">GUID Partition Table (GUID is MSFT’s name for UUID) </text:span></text:p>
              </text:list-item>
              <text:list-item>
                <text:p text:style-name="P14"><text:span text:style-name="T13">Max 128 Partitions</text:span></text:p>
              </text:list-item>
              <text:list-item>
                <text:p text:style-name="P14"><text:span text:style-name="T13">Max disk size 2 ZiB</text:span></text:p>
              </text:list-item>
              <text:list-item>
                <text:p text:style-name="P14"><text:span text:style-name="T13">Max partition size 2 ZiB</text:span></text:p>
              </text:list-item>
              <text:list-item>
                <text:p text:style-name="P14"><text:span text:style-name="T13">Required for root disk on systems with EFI</text:span></text:p>
              </text:list-item>
            </text:list>
          </draw:text-box>
        </draw:frame>
        <presentation:notes draw:style-name="dp3">
          <draw:frame draw:name="Rectangle 7_2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_5" draw:style-name="gr1" draw:layer="layout" svg:width="12.699cm" svg:height="9.524cm" svg:x="3.175cm" svg:y="1.905cm" draw:page-number="7" presentation:class="page"/>
          <draw:frame draw:name="Rectangle 3_5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c Partitioning" draw:style-name="dp1" draw:master-page-name="Title_20_and_20_Content" presentation:presentation-page-layout-name="AL2T11">
        <draw:custom-shape draw:name="Rectangle 78" draw:style-name="gr4" draw:text-style-name="P17" draw:layer="layout" svg:width="3.809cm" svg:height="2.116cm" svg:x="20.32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5" draw:text-style-name="P18" draw:layer="layout" svg:width="7.407cm" svg:height="4.021cm" svg:x="16.087cm" svg:y="3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2" draw:layer="layout" svg:width="22.859cm" svg:height="3.174cm" svg:x="0.635cm" svg:y="0.051cm" presentation:class="title" presentation:user-transformed="true">
          <draw:text-box>
            <text:p text:style-name="P12"><text:span text:style-name="T1">Classic Partitioning</text:span></text:p>
          </draw:text-box>
        </draw:frame>
        <draw:g draw:name="Group 15">
          <draw:custom-shape draw:name="Can 13" draw:style-name="gr6" draw:text-style-name="P11" draw:layer="layout" svg:width="2.962cm" svg:height="5.714cm" svg:x="1.482cm" svg:y="4.868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4" draw:style-name="gr2" draw:text-style-name="P11" draw:layer="layout" svg:width="1.976cm" svg:height="0.716cm" svg:x="1.49cm" svg:y="4.868cm">
            <text:p text:style-name="P10"><text:span text:style-name="T17">/dev/sd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Can 17" draw:style-name="gr6" draw:text-style-name="P11" draw:layer="layout" svg:width="2.962cm" svg:height="5.714cm" svg:x="6.138cm" svg:y="4.868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8" draw:style-name="gr2" draw:text-style-name="P11" draw:layer="layout" svg:width="1.976cm" svg:height="0.716cm" svg:x="6.146cm" svg:y="4.868cm">
            <text:p text:style-name="P10"><text:span text:style-name="T17">/dev/sd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0" draw:style-name="gr7" draw:text-style-name="P18" draw:layer="layout" svg:width="2.962cm" svg:height="2.116cm" svg:x="6.138cm" svg:y="5.927cm">
          <text:p text:style-name="P19"><text:span text:style-name="T18">/dev/sd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8" draw:text-style-name="P17" draw:layer="layout" svg:width="2.962cm" svg:height="2.116cm" svg:x="6.138cm" svg:y="8.043cm">
          <text:p text:style-name="P19"><text:span text:style-name="T18">/dev/sd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2" draw:style-name="gr7" draw:text-style-name="P18" draw:layer="layout" svg:width="1.692cm" svg:height="0.211cm" svg:x="4.445cm" svg:y="7.408cm">
          <text:p text:style-name="P19"><text:span text:style-name="T19">fdisk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24">
          <draw:g draw:name="Group 25">
            <draw:custom-shape draw:name="Can 28" draw:style-name="gr6" draw:text-style-name="P11" draw:layer="layout" svg:width="2.962cm" svg:height="5.714cm" svg:x="11.218cm" svg:y="4.868cm">
              <text:p/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custom-shape draw:name="TextBox 29" draw:style-name="gr2" draw:text-style-name="P11" draw:layer="layout" svg:width="1.976cm" svg:height="0.716cm" svg:x="11.226cm" svg:y="4.868cm">
              <text:p text:style-name="P10"><text:span text:style-name="T20">/dev/sd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9" draw:text-style-name="P20" draw:layer="layout" svg:width="2.962cm" svg:height="2.116cm" svg:x="11.218cm" svg:y="5.927cm">
            <text:p text:style-name="P19"><text:span text:style-name="T21">/dev/</text:span><text:span text:style-name="T21">sda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ight Arrow 30" draw:style-name="gr7" draw:text-style-name="P18" draw:layer="layout" svg:width="1.692cm" svg:height="0.211cm" svg:x="9.313cm" svg:y="6.773cm">
          <text:p text:style-name="P19"><text:span text:style-name="T22">mkf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1" draw:style-name="gr7" draw:text-style-name="P18" draw:layer="layout" svg:width="1.692cm" svg:height="0.211cm" svg:x="9.313cm" svg:y="9.102cm">
          <text:p text:style-name="P19"><text:span text:style-name="T22">mkf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32" draw:style-name="gr10" draw:text-style-name="P21" draw:layer="layout" svg:width="2.962cm" svg:height="2.116cm" svg:x="11.218cm" svg:y="8.043cm">
          <text:p text:style-name="P19"><text:span text:style-name="T21">/dev/sd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" draw:text-style-name="P11" draw:layer="layout" svg:width="0.681cm" svg:height="1.013cm" svg:x="19.917cm" svg:y="3.387cm">
          <text:p text:style-name="P10"><text:span text:style-name="T23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5" draw:style-name="gr11" draw:text-style-name="P22" draw:layer="layout" svg:width="3.174cm" svg:height="0.634cm" svg:x="16.933cm" svg:y="4.233cm">
          <text:p/>
          <draw:enhanced-geometry draw:mirror-horizontal="false" draw:mirror-vertical="true" svg:viewBox="0 0 0 0" draw:text-areas="0 0 ?f2 ?f3" draw:type="ooxml-bentConnector3" draw:modifiers="16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0" draw:style-name="gr11" draw:text-style-name="P22" draw:layer="layout" svg:width="2.539cm" svg:height="0.634cm" draw:transform="rotate (-3.14159265358979) translate (22.648cm 4.868cm)">
          <text:p/>
          <draw:enhanced-geometry draw:mirror-horizontal="false" draw:mirror-vertical="false" svg:viewBox="0 0 0 0" draw:text-areas="0 0 ?f2 ?f3" draw:type="ooxml-bentConnector3" draw:modifiers="-19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45" draw:style-name="gr2" draw:text-style-name="P11" draw:layer="layout" svg:width="1.561cm" svg:height="1.013cm" svg:x="16.097cm" svg:y="4.868cm">
          <text:p text:style-name="P10"><text:span text:style-name="T23">t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" draw:text-style-name="P11" draw:layer="layout" svg:width="1.384cm" svg:height="1.013cm" svg:x="17.966cm" svg:y="4.868cm">
          <text:p text:style-name="P10"><text:span text:style-name="T23">us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" draw:text-style-name="P11" draw:layer="layout" svg:width="1.735cm" svg:height="1.013cm" svg:x="21.633cm" svg:y="4.868cm">
          <text:p text:style-name="P10"><text:span text:style-name="T23">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2" draw:text-style-name="P11" draw:layer="layout" svg:width="1.134cm" svg:height="1.013cm" svg:x="17.27cm" svg:y="6.594cm">
          <text:p text:style-name="P10"><text:span text:style-name="T23">l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" draw:text-style-name="P11" draw:layer="layout" svg:width="1.345cm" svg:height="1.013cm" svg:x="18.849cm" svg:y="6.562cm">
          <text:p text:style-name="P10"><text:span text:style-name="T23">b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0" draw:style-name="gr12" draw:text-style-name="P22" draw:layer="layout" svg:x1="19.473cm" svg:y1="6.138cm" svg:x2="19.473cm" svg:y2="6.773cm">
          <text:p/>
        </draw:line>
        <draw:line draw:name="Straight Connector 63" draw:style-name="gr12" draw:text-style-name="P22" draw:layer="layout" svg:x1="17.78cm" svg:y1="6.138cm" svg:x2="17.78cm" svg:y2="6.773cm">
          <text:p/>
        </draw:line>
        <draw:line draw:name="Straight Connector 64" draw:style-name="gr12" draw:text-style-name="P22" draw:layer="layout" svg:x1="17.78cm" svg:y1="6.138cm" svg:x2="19.473cm" svg:y2="6.138cm">
          <text:p/>
        </draw:line>
        <draw:line draw:name="Straight Connector 69" draw:style-name="gr12" draw:text-style-name="P22" draw:layer="layout" svg:x1="18.626cm" svg:y1="5.926cm" svg:x2="18.658cm" svg:y2="5.894cm">
          <text:p/>
        </draw:line>
        <draw:line draw:name="Straight Connector 71" draw:style-name="gr12" draw:text-style-name="P22" draw:layer="layout" svg:x1="22.501cm" svg:y1="5.894cm" svg:x2="22.436cm" svg:y2="7.831cm">
          <text:p/>
        </draw:line>
        <draw:line draw:name="Straight Connector 73" draw:style-name="gr12" draw:text-style-name="P22" draw:layer="layout" svg:x1="23.283cm" svg:y1="7.831cm" svg:x2="23.283cm" svg:y2="8.466cm">
          <text:p/>
        </draw:line>
        <draw:line draw:name="Straight Connector 74" draw:style-name="gr12" draw:text-style-name="P22" draw:layer="layout" svg:x1="21.59cm" svg:y1="7.831cm" svg:x2="21.59cm" svg:y2="8.466cm">
          <text:p/>
        </draw:line>
        <draw:line draw:name="Straight Connector 75" draw:style-name="gr12" draw:text-style-name="P22" draw:layer="layout" svg:x1="21.59cm" svg:y1="7.831cm" svg:x2="23.283cm" svg:y2="7.831cm">
          <text:p/>
        </draw:line>
        <draw:custom-shape draw:name="TextBox 76" draw:style-name="gr2" draw:text-style-name="P11" draw:layer="layout" svg:width="1.769cm" svg:height="1.013cm" svg:x="20.326cm" svg:y="8.467cm">
          <text:p text:style-name="P10"><text:span text:style-name="T23">gr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2" draw:text-style-name="P11" draw:layer="layout" svg:width="1.384cm" svg:height="1.013cm" svg:x="22.838cm" svg:y="8.255cm">
          <text:p text:style-name="P10"><text:span text:style-name="T23">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9" draw:style-name="gr13" draw:text-style-name="P23" draw:layer="layout" svg:width="2.116cm" svg:height="0.126cm" svg:x="14.182cm" svg:y="6.35cm">
          <text:p text:style-name="P19"><text:span text:style-name="T24">mount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0" draw:style-name="gr13" draw:text-style-name="P23" draw:layer="layout" svg:width="6.137cm" svg:height="0.126cm" svg:x="14.182cm" svg:y="8.89cm">
          <text:p text:style-name="P19"><text:span text:style-name="T24">mount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8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VM" draw:style-name="dp1" draw:master-page-name="Title_20_and_20_Content" presentation:presentation-page-layout-name="AL2T11">
        <draw:custom-shape draw:name="Rounded Rectangle 2" draw:style-name="gr14" draw:text-style-name="P25" draw:layer="layout" svg:width="3.809cm" svg:height="13.546cm" svg:x="9.808cm" svg:y="3.387cm">
          <text:p text:style-name="P19"><text:span text:style-name="T25">vg0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5" draw:text-style-name="P2" draw:layer="layout" svg:width="22.859cm" svg:height="3.174cm" svg:x="0.635cm" svg:y="0.051cm" presentation:class="title" presentation:user-transformed="true">
          <draw:text-box>
            <text:p text:style-name="P12"><text:span text:style-name="T1">LVM</text:span></text:p>
          </draw:text-box>
        </draw:frame>
        <draw:g draw:name="Group 15">
          <draw:custom-shape draw:name="Can 13" draw:style-name="gr6" draw:text-style-name="P11" draw:layer="layout" svg:width="2.962cm" svg:height="5.714cm" svg:x="0.635cm" svg:y="4.868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4" draw:style-name="gr2" draw:text-style-name="P11" draw:layer="layout" svg:width="1.976cm" svg:height="0.716cm" svg:x="0.643cm" svg:y="4.868cm">
            <text:p text:style-name="P10"><text:span text:style-name="T17">/dev/s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Can 17" draw:style-name="gr6" draw:text-style-name="P11" draw:layer="layout" svg:width="2.962cm" svg:height="5.714cm" svg:x="5.08cm" svg:y="4.868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8" draw:style-name="gr2" draw:text-style-name="P11" draw:layer="layout" svg:width="1.976cm" svg:height="0.716cm" svg:x="5.088cm" svg:y="4.868cm">
            <text:p text:style-name="P10"><text:span text:style-name="T17">/dev/s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0" draw:style-name="gr7" draw:text-style-name="P18" draw:layer="layout" svg:width="2.962cm" svg:height="4.232cm" svg:x="5.08cm" svg:y="5.927cm">
          <text:p text:style-name="P19"><text:span text:style-name="T18">/dev/sd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2" draw:style-name="gr7" draw:text-style-name="P18" draw:layer="layout" svg:width="1.692cm" svg:height="0.211cm" svg:x="3.175cm" svg:y="7.408cm">
          <text:p text:style-name="P19"><text:span text:style-name="T26">fdisk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41">
          <draw:custom-shape draw:name="Can 42" draw:style-name="gr6" draw:text-style-name="P11" draw:layer="layout" svg:width="2.962cm" svg:height="5.714cm" svg:x="0.635cm" svg:y="11.007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43" draw:style-name="gr2" draw:text-style-name="P11" draw:layer="layout" svg:width="1.955cm" svg:height="0.716cm" svg:x="0.665cm" svg:y="11.007cm">
            <text:p text:style-name="P10"><text:span text:style-name="T17">/dev/sd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ight Arrow 44" draw:style-name="gr7" draw:text-style-name="P18" draw:layer="layout" svg:width="1.692cm" svg:height="0.211cm" svg:x="3.175cm" svg:y="13.758cm">
          <text:p text:style-name="P19"><text:span text:style-name="T26">fdisk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48">
          <draw:custom-shape draw:name="Can 49" draw:style-name="gr6" draw:text-style-name="P11" draw:layer="layout" svg:width="2.962cm" svg:height="5.714cm" svg:x="5.08cm" svg:y="11.007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50" draw:style-name="gr2" draw:text-style-name="P11" draw:layer="layout" svg:width="1.955cm" svg:height="0.716cm" svg:x="5.11cm" svg:y="11.007cm">
            <text:p text:style-name="P10"><text:span text:style-name="T17">/dev/sd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51" draw:style-name="gr8" draw:text-style-name="P17" draw:layer="layout" svg:width="2.962cm" svg:height="4.232cm" svg:x="5.08cm" svg:y="12.065cm">
          <text:p text:style-name="P19"><text:span text:style-name="T18">/dev/sd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2">
          <draw:custom-shape draw:name="Can 53" draw:style-name="gr6" draw:text-style-name="P11" draw:layer="layout" svg:width="2.962cm" svg:height="5.714cm" svg:x="10.231cm" svg:y="4.868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54" draw:style-name="gr2" draw:text-style-name="P11" draw:layer="layout" svg:width="1.976cm" svg:height="0.716cm" svg:x="10.239cm" svg:y="4.868cm">
            <text:p text:style-name="P10"><text:span text:style-name="T17">/dev/s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55" draw:style-name="gr7" draw:text-style-name="P18" draw:layer="layout" svg:width="2.962cm" svg:height="4.232cm" svg:x="10.231cm" svg:y="5.927cm">
          <text:p text:style-name="P19"><text:span text:style-name="T18">/dev/sd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6">
          <draw:custom-shape draw:name="Can 59" draw:style-name="gr6" draw:text-style-name="P11" draw:layer="layout" svg:width="2.962cm" svg:height="5.714cm" svg:x="10.231cm" svg:y="11.007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61" draw:style-name="gr2" draw:text-style-name="P11" draw:layer="layout" svg:width="1.955cm" svg:height="0.716cm" svg:x="10.261cm" svg:y="11.007cm">
            <text:p text:style-name="P10"><text:span text:style-name="T17">/dev/sd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2" draw:style-name="gr8" draw:text-style-name="P17" draw:layer="layout" svg:width="2.962cm" svg:height="4.232cm" svg:x="10.231cm" svg:y="12.065cm">
          <text:p text:style-name="P19"><text:span text:style-name="T18">/dev/sd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65" draw:style-name="gr15" draw:text-style-name="P25" draw:layer="layout" svg:width="2.539cm" svg:height="0.211cm" svg:x="7.48cm" svg:y="10.583cm">
          <text:p text:style-name="P19"><text:span text:style-name="T26"/></text:p>
          <text:p text:style-name="P19"><text:span text:style-name="T26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3" draw:style-name="gr2" draw:text-style-name="P11" draw:layer="layout" svg:width="2.408cm" svg:height="1.435cm" svg:x="7.637cm" svg:y="9.948cm">
          <text:p text:style-name="P10"><text:span text:style-name="T27">pvcreate</text:span></text:p>
          <text:p text:style-name="P10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" draw:text-style-name="P11" draw:layer="layout" svg:width="2.408cm" svg:height="1.435cm" svg:x="7.6cm" svg:y="10.441cm">
          <text:p text:style-name="P10"><text:span text:style-name="T27">vgcreate</text:span></text:p>
          <text:p text:style-name="P10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8" draw:style-name="gr14" draw:text-style-name="P25" draw:layer="layout" svg:width="3.809cm" svg:height="13.546cm" svg:x="14.817cm" svg:y="3.387cm">
          <text:p text:style-name="P19"><text:span text:style-name="T25">vg0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87" draw:style-name="gr16" draw:text-style-name="P26" draw:layer="layout" svg:width="2.962cm" svg:height="8.254cm" svg:x="15.24cm" svg:y="5.503cm">
          <text:p text:style-name="P19"><text:span text:style-name="T18">lvol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6" draw:text-style-name="P26" draw:layer="layout" svg:width="2.962cm" svg:height="2.539cm" svg:x="15.24cm" svg:y="13.97cm">
          <text:p text:style-name="P19"><text:span text:style-name="T18">lvo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89" draw:style-name="gr17" draw:text-style-name="P27" draw:layer="layout" svg:width="2.539cm" svg:height="0.422cm" svg:x="13.123cm" svg:y="8.043cm">
          <text:p text:style-name="P19"><text:span text:style-name="T26">lvcreate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90" draw:style-name="gr17" draw:text-style-name="P27" draw:layer="layout" svg:width="2.539cm" svg:height="0.422cm" svg:x="13.123cm" svg:y="15.24cm">
          <text:p text:style-name="P19"><text:span text:style-name="T26">lvcreate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ounded Rectangle 91" draw:style-name="gr14" draw:text-style-name="P25" draw:layer="layout" svg:width="3.809cm" svg:height="13.546cm" svg:x="19.262cm" svg:y="3.387cm">
          <text:p text:style-name="P19"><text:span text:style-name="T25">vg0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2" draw:style-name="gr18" draw:text-style-name="P28" draw:layer="layout" svg:width="2.962cm" svg:height="8.254cm" svg:x="19.685cm" svg:y="5.503cm">
          <text:p text:style-name="P19"><text:span text:style-name="T18">lvol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8" draw:text-style-name="P28" draw:layer="layout" svg:width="2.962cm" svg:height="2.116cm" svg:x="19.685cm" svg:y="14.182cm">
          <text:p text:style-name="P19"><text:span text:style-name="T18">lvol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95" draw:style-name="gr19" draw:text-style-name="P29" draw:layer="layout" svg:width="1.692cm" svg:height="0.422cm" svg:x="18.203cm" svg:y="8.043cm">
          <text:p text:style-name="P19"><text:span text:style-name="T26">mkf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96" draw:style-name="gr19" draw:text-style-name="P29" draw:layer="layout" svg:width="1.692cm" svg:height="0.422cm" svg:x="18.203cm" svg:y="15.028cm">
          <text:p text:style-name="P19"><text:span text:style-name="T26">mkf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97" draw:style-name="gr13" draw:text-style-name="P23" draw:layer="layout" svg:width="2.751cm" svg:height="0.211cm" svg:x="22.437cm" svg:y="8.0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4" draw:style-name="gr2" draw:text-style-name="P11" draw:layer="layout" svg:width="1.879cm" svg:height="0.843cm" svg:x="23.052cm" svg:y="8.255cm">
          <text:p text:style-name="P10"><text:span text:style-name="T27">m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9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_0" presentation:style-name="pr5" draw:text-style-name="P2" draw:layer="layout" svg:width="22.859cm" svg:height="3.174cm" svg:x="0.341cm" svg:y="-0.049cm" presentation:class="title" presentation:user-transformed="true">
          <draw:text-box>
            <text:p text:style-name="P12"><text:span text:style-name="T1">LVM – </text:span><text:span text:style-name="T28">Logical Extents and Physical Extents</text:span></text:p>
          </draw:text-box>
        </draw:frame>
        <draw:frame draw:name="Rectangle 3_6" presentation:style-name="pr6" draw:text-style-name="P9" draw:layer="layout" svg:width="21.837cm" svg:height="9.378cm" svg:x="2.001cm" svg:y="4.222cm" presentation:class="outline" presentation:user-transformed="true">
          <draw:text-box>
            <text:list text:style-name="L3">
              <text:list-item>
                <text:p text:style-name="P14"><text:span text:style-name="T13">Each physical disk is divided into one or more physical volumes (i.e. sda is divided into sda1, sda2) </text:span></text:p>
              </text:list-item>
              <text:list-item>
                <text:p text:style-name="P14"><text:span text:style-name="T13">Each physical volume is divided into physical extents</text:span></text:p>
              </text:list-item>
              <text:list-item>
                <text:p text:style-name="P14"><text:span text:style-name="T13">Each logical volume is made up of logical extents</text:span></text:p>
              </text:list-item>
              <text:list-item>
                <text:p text:style-name="P14"><text:span text:style-name="T13">Each logical extent is mapped to one or more physical extents</text:span></text:p>
              </text:list-item>
              <text:list-item>
                <text:p text:style-name="P14"><text:span text:style-name="T13">The O/S deals with logical volumes</text:span></text:p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10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VM – Why Bother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LVM – Why Bother?</text:span></text:p>
          </draw:text-box>
        </draw:frame>
        <draw:frame draw:name="Content Placeholder 2" presentation:style-name="pr6" draw:text-style-name="P9" draw:layer="layout" svg:width="19.261cm" svg:height="6.772cm" svg:x="3.387cm" svg:y="4.445cm" presentation:class="outline" presentation:user-transformed="true">
          <draw:text-box>
            <text:list text:style-name="L3">
              <text:list-item>
                <text:p text:style-name="P30"><text:span text:style-name="T13">Large volume – bigger than one disk</text:span></text:p>
              </text:list-item>
              <text:list-item>
                <text:p text:style-name="P30"><text:span text:style-name="T13">Flexibility</text:span></text:p>
              </text:list-item>
              <text:list-item>
                <text:p text:style-name="P30"><text:span text:style-name="T13">Management tools:</text:span></text:p>
              </text:list-item>
            </text:list>
            <text:list text:style-name="L6">
              <text:list-item>
                <text:list>
                  <text:list-item>
                    <text:p text:style-name="P31"><text:span text:style-name="T29">pvmove</text:span></text:p>
                  </text:list-item>
                  <text:list-item>
                    <text:p text:style-name="P31"><text:span text:style-name="T29">vgexport / vgimport</text:span></text:p>
                  </text:list-item>
                </text:list>
              </text:list-item>
              <text:list-item>
                <text:p text:style-name="P30"><text:span text:style-name="T13">Mirroring</text:span></text:p>
              </text:list-item>
              <text:list-item>
                <text:p text:style-name="P30"><text:span text:style-name="T13">Has not changed significantly since the ‘90s</text:span></text:p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11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/etc/fstab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1.482cm" presentation:class="title" presentation:user-transformed="true">
          <draw:text-box>
            <text:p text:style-name="P12"><text:span text:style-name="T3">/etc/fstab</text:span></text:p>
          </draw:text-box>
        </draw:frame>
        <draw:custom-shape draw:name="TextBox 6" draw:style-name="gr2" draw:text-style-name="P11" draw:layer="layout" svg:width="12.261cm" svg:height="3.299cm" svg:x="3.426cm" svg:y="4.233cm">
          <text:list text:style-name="L7">
            <text:list-item>
              <text:p text:style-name="P32"><text:span text:style-name="T30">Lists file systems and mount points</text:span></text:p>
            </text:list-item>
            <text:list-item>
              <text:p text:style-name="P32"><text:span text:style-name="T30">Read at start-up</text:span></text:p>
            </text:list-item>
            <text:list-item>
              <text:p text:style-name="P32"><text:span text:style-name="T30">Read by mount comma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" draw:text-style-name="P34" draw:layer="layout" svg:width="18.437cm" svg:height="1.265cm" svg:x="2.963cm" svg:y="8.499cm">
          <text:p text:style-name="P33"><text:span text:style-name="T31">﻿</text:span><text:span text:style-name="T32">/dev/sda2</text:span><text:span text:style-name="T32"><text:tab/></text:span><text:span text:style-name="T32"><text:tab/></text:span><text:span text:style-name="T32">/boot</text:span><text:span text:style-name="T32"><text:tab/></text:span><text:span text:style-name="T32"><text:tab/></text:span><text:span text:style-name="T32"><text:tab/></text:span><text:span text:style-name="T32">ext4 <text:s text:c="3"/></text:span><text:span text:style-name="T32"><text:tab/></text:span><text:span text:style-name="T32">defaults</text:span><text:span text:style-name="T32"><text:tab/></text:span><text:span text:style-name="T32"><text:tab/></text:span><text:span text:style-name="T32">1</text:span><text:span text:style-name="T32"><text:tab/></text:span><text:span text:style-name="T32">2</text:span></text:p>
          <text:p text:style-name="P33"><text:span text:style-name="T32">﻿</text:span><text:span text:style-name="T32">/dev/cdrom</text:span><text:span text:style-name="T32"><text:tab/></text:span><text:span text:style-name="T32">/local_cd</text:span><text:span text:style-name="T32"><text:tab/></text:span><text:span text:style-name="T32"><text:tab/></text:span><text:span text:style-name="T32"><text:tab/></text:span><text:span text:style-name="T32">iso9660 </text:span><text:span text:style-name="T32"><text:tab/></text:span><text:span text:style-name="T32">noauto,ro</text:span><text:span text:style-name="T32"><text:tab/></text:span><text:span text:style-name="T32"><text:tab/></text:span><text:span text:style-name="T32">0</text:span><text:span text:style-name="T32"><text:tab/></text:span><text:span text:style-name="T3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1" draw:layer="layout" svg:width="1.841cm" svg:height="1.013cm" svg:x="3.205cm" svg:y="9.792cm">
          <text:p text:style-name="P10"><text:span text:style-name="T33">w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11" draw:layer="layout" svg:width="2.226cm" svg:height="1.013cm" svg:x="7.189cm" svg:y="9.792cm">
          <text:p text:style-name="P10"><text:span text:style-name="T33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11" draw:layer="layout" svg:width="1.663cm" svg:height="1.013cm" svg:x="14.505cm" svg:y="9.792cm">
          <text:p text:style-name="P10"><text:span text:style-name="T33">h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11" draw:layer="layout" svg:width="2.543cm" svg:height="1.013cm" svg:x="16.84cm" svg:y="9.792cm">
          <text:p text:style-name="P10"><text:span text:style-name="T33">bac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" draw:text-style-name="P11" draw:layer="layout" svg:width="2.158cm" svg:height="1.013cm" svg:x="19.253cm" svg:y="9.792cm">
          <text:p text:style-name="P10"><text:span text:style-name="T33">che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" draw:text-style-name="P11" draw:layer="layout" svg:width="1.701cm" svg:height="1.013cm" svg:x="11.714cm" svg:y="9.792cm">
          <text:p text:style-name="P10"><text:span text:style-name="T33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12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mount /dev/cdrom three ways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1.27cm" presentation:class="title" presentation:user-transformed="true">
          <draw:text-box>
            <text:p text:style-name="P12"><text:span text:style-name="T8">The mount /dev/cdrom three ways</text:span></text:p>
          </draw:text-box>
        </draw:frame>
        <draw:custom-shape draw:name="Rectangle 3" draw:style-name="gr21" draw:text-style-name="P35" draw:layer="layout" svg:width="18.837cm" svg:height="1.013cm" svg:x="3.387cm" svg:y="10.583cm">
          <text:p text:style-name="P33"><text:span text:style-name="T34">mount /media/cd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35" draw:layer="layout" svg:width="18.626cm" svg:height="1.013cm" svg:x="3.387cm" svg:y="5.715cm">
          <text:p text:style-name="P33"><text:span text:style-name="T34">mount –t 9660 <text:s/>/dev/cdrom /</text:span><text:span text:style-name="T34">﻿</text:span><text:span text:style-name="T34">mount_d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" draw:text-style-name="P35" draw:layer="layout" svg:width="18.837cm" svg:height="1.013cm" svg:x="3.387cm" svg:y="9.102cm">
          <text:p text:style-name="P33"><text:span text:style-name="T34">mount /dev/cd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1" draw:layer="layout" svg:width="8.153cm" svg:height="1.013cm" svg:x="2.511cm" svg:y="4.657cm">
          <text:p text:style-name="P10"><text:span text:style-name="T35">No /etc/fstab entry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11" draw:layer="layout" svg:width="7.166cm" svg:height="1.013cm" svg:x="2.659cm" svg:y="7.832cm">
          <text:p text:style-name="P10"><text:span text:style-name="T35">/etc/fstab entry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13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le Consistency Check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36">File Consistency Check</text:span></text:p>
          </draw:text-box>
        </draw:frame>
        <draw:frame draw:name="Content Placeholder 2" presentation:style-name="pr6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6"><text:span text:style-name="T37">Very stable, mature, and safe – but…</text:span></text:p>
              </text:list-item>
              <text:list-item>
                <text:p text:style-name="P36"><text:span text:style-name="T37">The </text:span><text:span text:style-name="T38">fsck</text:span><text:span text:style-name="T37"> (file system check) utility checks and repairs file systems</text:span></text:p>
              </text:list-item>
              <text:list-item>
                <text:p text:style-name="P36"><text:span text:style-name="T37">Required after a system crash</text:span></text:p>
              </text:list-item>
              <text:list-item>
                <text:p text:style-name="P36"><text:span text:style-name="T37">Can be required periodically (</text:span><text:span text:style-name="T38">tune2fs</text:span><text:span text:style-name="T37">)</text:span></text:p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14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monstrati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36">Demonstration</text:span></text:p>
          </draw:text-box>
        </draw:frame>
        <draw:frame draw:name="Content Placeholder 2" presentation:style-name="pr6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7"><text:span text:style-name="T39">Add a disk to a VM</text:span></text:p>
              </text:list-item>
              <text:list-item>
                <text:p text:style-name="P37"><text:span text:style-name="T39">Partition</text:span></text:p>
              </text:list-item>
              <text:list-item>
                <text:p text:style-name="P37"><text:span text:style-name="T39">Build new file system</text:span></text:p>
              </text:list-item>
              <text:list-item>
                <text:p text:style-name="P37"><text:span text:style-name="T39">Mount without /etc/fstab entry</text:span></text:p>
              </text:list-item>
              <text:list-item>
                <text:p text:style-name="P37"><text:span text:style-name="T39">Mount with /etc/fstab entry</text:span></text:p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15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2" svg:font-family="Calibri"/>
    <style:font-face style:name="Courier1" svg:font-family="Courier"/>
    <style:font-face style:name="Times1" svg:font-family="Times"/>
    <style:font-face style:name="ＭＳ Ｐゴシック" svg:font-family="'ＭＳ Ｐゴシック'"/>
    <style:font-face style:name="Lucida Sans Unicode1" svg:font-family="'Lucida Sans Unicode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imes" svg:font-family="Times" style:font-pitch="variable"/>
    <style:font-face style:name="ＭＳ Ｐゴシック2" svg:font-family="'ＭＳ Ｐゴシック'" style:font-pitch="variable"/>
    <style:font-face style:name="DejaVu Sans1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000000" draw:distance="0.1cm" draw:rotation="0"/>
    <draw:hatch draw:name="Hatching_20_2" draw:display-name="Hatching 2" draw:style="double" draw:color="#ffffff" draw:distance="0.1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44pt" style:font-style-asian="normal" style:font-weight-asian="normal" style:font-name-complex="ＭＳ Ｐゴシック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44pt" style:font-style-asian="normal" style:font-weight-asian="normal" style:font-name-complex="ＭＳ Ｐゴシック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name-asian="ＭＳ Ｐゴシック" style:font-size-asian="44pt" style:font-style-asian="normal" style:font-weight-asian="normal" style:font-name-complex="ＭＳ Ｐゴシック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4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5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Minaji, Brian</meta:initial-creator>
    <meta:editing-cycles>266</meta:editing-cycles>
    <meta:creation-date>1601-01-01T00:00:00</meta:creation-date>
    <dc:date>2021-06-21T12:08:56.703422819</dc:date>
    <meta:editing-duration>P6DT6H57M41S</meta:editing-duration>
    <meta:generator>LibreOffice/6.4.7.2$Linux_X86_64 LibreOffice_project/40$Build-2</meta:generator>
    <meta:document-statistic meta:object-count="18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Mohawk" xlink:href=""/>
  </office:meta>
</office:document-meta>
</file>